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1ea060" officeooo:paragraph-rsid="001ea060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font-size="14pt" fo:font-weight="bold" officeooo:rsid="001ea060" officeooo:paragraph-rsid="0020268e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cc33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officeooo:paragraph-rsid="000c8352"/>
    </style:style>
    <style:style style:name="P23" style:family="paragraph" style:parent-style-name="Preformatted_20_Text">
      <style:text-properties officeooo:rsid="000e3038" officeooo:paragraph-rsid="000e3038"/>
    </style:style>
    <style:style style:name="P24" style:family="paragraph" style:parent-style-name="Preformatted_20_Text">
      <style:text-properties officeooo:rsid="000e3038" officeooo:paragraph-rsid="00151a4c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text-properties officeooo:paragraph-rsid="000941b2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0" style:family="text">
      <style:text-properties officeooo:rsid="000f2d41"/>
    </style:style>
    <style:style style:name="T11" style:family="text">
      <style:text-properties officeooo:rsid="000f3f0d"/>
    </style:style>
    <style:style style:name="T12" style:family="text">
      <style:text-properties officeooo:rsid="00015ed9"/>
    </style:style>
    <style:style style:name="T13" style:family="text">
      <style:text-properties officeooo:rsid="00121907"/>
    </style:style>
    <style:style style:name="T14" style:family="text">
      <style:text-properties officeooo:rsid="00151a4c"/>
    </style:style>
    <style:style style:name="T15" style:family="text">
      <style:text-properties officeooo:rsid="00156bc0"/>
    </style:style>
    <style:style style:name="T16" style:family="text">
      <style:text-properties officeooo:rsid="0017c7ec"/>
    </style:style>
    <style:style style:name="T17" style:family="text">
      <style:text-properties officeooo:rsid="0018e5ac"/>
    </style:style>
    <style:style style:name="T18" style:family="text">
      <style:text-properties officeooo:rsid="001ad158"/>
    </style:style>
    <style:style style:name="T19" style:family="text">
      <style:text-properties officeooo:rsid="001c8a9c"/>
    </style:style>
    <style:style style:name="T20" style:family="text">
      <style:text-properties officeooo:rsid="001ea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ylon.sh <text:s/>25-06-16 Version 1.<text:span text:style-name="T20">6-4 </text:span></text:p>
      <text:p text:style-name="P13">Arch Linux distro maintenance <text:s/>Bash script. </text:p>
      <text:p text:style-name="P15">Aur package name = cylon</text:p>
      <text:p text:style-name="P15"/>
      <text:p text:style-name="P11">#version control:</text:p>
      <text:p text:style-name="P11">#version 1.0 20-06-16</text:p>
      <text:p text:style-name="P11">#verions 1.1 replace echo with printf functions.</text:p>
      <text:p text:style-name="P11">#version 1.2 relative paths added </text:p>
      <text:p text:style-name="P11">#version 1.3-1 google drive function added </text:p>
      <text:p text:style-name="P11">#version 1.4-2 090916 extra cower options added</text:p>
      <text:p text:style-name="P11">#version 1.5-3 options added for system backup function(dd and gdrive)</text:p>
      <text:p text:style-name="P12">#version 1.6-4 <text:s/>130916 Msgfunc added PKGBUILD display added</text:p>
      <text:p text:style-name="P12"><text:s/></text:p>
      <text:p text:style-name="P16">What is <text:span text:style-name="T5">Cylon</text:span>?</text:p>
      <text:p text:style-name="P16"/>
      <text:p text:style-name="P1">The goal was to create a script to do <text:span text:style-name="T13">as much</text:span> maintenance, </text:p>
      <text:p text:style-name="P1">backups and <text:span text:style-name="T13">system </text:span>checks in a single menu driven optional script <text:span text:style-name="T13">Command line program </text:span>for an Arch <text:span text:style-name="T13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16"><text:span text:style-name="T19">Functions</text:span>:</text:p>
      <text:p text:style-name="P18">(1)Updates <text:span text:style-name="T19">Official</text:span> Arch Repos with pacman</text:p>
      <text:p text:style-name="P22"><text:span text:style-name="T7">(2)</text:span><text:span text:style-name="T8">Pacman maintenance routine.</text:span></text:p>
      <text:p text:style-name="P23"><text:span text:style-name="T8">Delete orphans </text:span><text:span text:style-name="T6">+ Prunes older packages from cache +</text:span></text:p>
      <text:p text:style-name="P19">Writes installed package lists to files </text:p>
      <text:p text:style-name="P21">(3)AUR cower options search and optional install + Updates AUR package</text:p>
      <text:p text:style-name="P21">using <text:s/>Cower with optional install requires cower <text:s/>from AUR</text:p>
      <text:p text:style-name="P24"><text:span text:style-name="T6">(4) system </text:span><text:span text:style-name="T9">maintenance</text:span><text:span text:style-name="T6"> check</text:span></text:p>
      <text:p text:style-name="P20">All Failed Systemd Services</text:p>
      <text:p text:style-name="P20">All Failed Active Systemd Services</text:p>
      <text:p text:style-name="P20">Check log Journalctl for Errors</text:p>
      <text:p text:style-name="P20">Check log Journalctl for fstrim SSD trim</text:p>
      <text:p text:style-name="P1">Check for broken symlinks, </text:p>
      <text:p text:style-name="P5">(5)System backup</text:p>
      <text:p text:style-name="P5"><text:span text:style-name="T10">Optional </text:span>destination <text:span text:style-name="T10">path as defined in script or custom path</text:span></text:p>
      <text:p text:style-name="P6">Make copy of first 512 bytes MBR with dd</text:p>
      <text:p text:style-name="P6"><text:soft-page-break/>Make a copy of etc dir</text:p>
      <text:p text:style-name="P6">Make a copy of home dir</text:p>
      <text:p text:style-name="P6">Make tarball of all except tmp dev proc sys run</text:p>
      <text:p text:style-name="P6">Make copy of package lists</text:p>
      <text:p text:style-name="P6"><text:span text:style-name="T11">Also</text:span> there is an option </text:p>
      <text:p text:style-name="P6">for gdrive sync with remote <text:s/>directory on g<text:span text:style-name="T14">o</text:span>o<text:span text:style-name="T14">g</text:span>le drive requires netcat and gdrive<text:span text:style-name="T11">(AUR)</text:span> installed</text:p>
      <text:p text:style-name="P7">(6)<text:span text:style-name="T12">Clean system with bleachbit</text:span></text:p>
      <text:p text:style-name="P8">Requires program bleachbit installed</text:p>
      <text:p text:style-name="P10">system</text:p>
      <text:p text:style-name="P8"><text:s/>Deep scan</text:p>
      <text:p text:style-name="P7"><text:s/>Flash</text:p>
      <text:p text:style-name="P7">libreoffice</text:p>
      <text:p text:style-name="P8">Clea<text:span text:style-name="T15">bash</text:span></text:p>
      <text:p text:style-name="P10">GNOME</text:p>
      <text:p text:style-name="P10">Epiphany</text:p>
      <text:p text:style-name="P10">Evolution</text:p>
      <text:p text:style-name="P10">Rhythmbox</text:p>
      <text:p text:style-name="P10">Thumbnails</text:p>
      <text:p text:style-name="P10">Thunderbird</text:p>
      <text:p text:style-name="P10">Transmission</text:p>
      <text:p text:style-name="P10">X11</text:p>
      <text:p text:style-name="P10">VIM</text:p>
      <text:p text:style-name="P10">VLC media player</text:p>
      <text:p text:style-name="P8"><text:span text:style-name="T15">X11</text:span>n System</text:p>
      <text:p text:style-name="P7"/>
      <text:p text:style-name="P7">(7)<text:span text:style-name="T12">Delete firefox history by bleachbit</text:span></text:p>
      <text:p text:style-name="P9">(8)Deleting Trash and Downloads folder</text:p>
      <text:p text:style-name="P9">(9)<text:span text:style-name="T12">ClamAv anti virus scan </text:span></text:p>
      <text:p text:style-name="P9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<text:span text:style-name="T19">maintenance</text:span></text:p>
      <text:p text:style-name="P1"><text:s text:c="4"/>(3) <text:s text:c="4"/>Get updates from AUR with cower</text:p>
      <text:p text:style-name="P1"><text:s text:c="4"/>(4) <text:s text:c="4"/>System <text:span text:style-name="T19">maintenance</text:span>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oft-page-break/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16"/>
      <text:p text:style-name="P17">Config:</text:p>
      <text:p text:style-name="P21">Cylon is a standalone bash scirpt installed to user/bin by package build type cylon to run </text:p>
      <text:p text:style-name="P21">Some function<text:span text:style-name="T16">s</text:span> require software installed as listed below. this is left to user.</text:p>
      <text:p text:style-name="P21"/>
      <text:p text:style-name="P16"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 <text:span text:style-name="T18">or want new feature </text:span><text:s/>please send a report to &lt;<text:span text:style-name="T17">glyons66</text:span>@<text:span text:style-name="T17">hotmail.com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5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5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<text:bookmark text:name="LC59"/>Copyright (C) 20<text:span text:style-name="T4">16</text:span> <text:span text:style-name="T4">G Lyons</text:span> &lt;<text:span text:style-name="T17">glyons66</text:span>@<text:span text:style-name="T17">hotmail.com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5"><text:bookmark text:name="LC65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02:06:17.386211670</dc:date>
    <meta:editing-duration>PT54M23S</meta:editing-duration>
    <meta:editing-cycles>32</meta:editing-cycles>
    <meta:generator>LibreOffice/5.2.1.2$Linux_X86_64 LibreOffice_project/20m0$Build-2</meta:generator>
    <meta:document-statistic meta:table-count="23" meta:image-count="0" meta:object-count="0" meta:page-count="3" meta:paragraph-count="97" meta:word-count="519" meta:character-count="3306" meta:non-whitespace-character-count="2771"/>
  </office:meta>
</office:document-meta>
</file>